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style:font-name="Times New Roman3" fo:font-size="14pt" fo:language="en" fo:country="none"/>
    </style:style>
    <style:style style:name="T7" style:family="text">
      <style:text-properties style:font-name="Times New Roman3" fo:font-size="14pt" fo:language="en" fo:country="none" fo:font-style="italic"/>
    </style:style>
    <style:style style:name="T8" style:family="text">
      <style:text-properties style:font-name="Times New Roman3" fo:font-size="14pt" fo:language="en" fo:country="none" fo:font-style="normal" style:font-style-asian="normal" style:font-style-complex="normal"/>
    </style:style>
    <style:style style:name="T9" style:family="text">
      <style:text-properties fo:font-size="14pt" fo:language="en" fo:country="none" fo:font-style="italic" style:font-style-asian="italic" style:font-style-complex="italic"/>
    </style:style>
    <style:style style:name="T10" style:family="text">
      <style:text-properties fo:font-size="18pt" fo:language="en" fo:country="none" fo:font-style="normal" style:font-size-asian="18pt" style:font-style-asian="normal" style:font-size-complex="18pt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9cm" draw:z-index="0"><draw:image xlink:href="../../odt_eng/images/302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RS <text:span text:style-name="T10">trigger</text:span><text:span text:style-name="T3"> with set priority</text:span>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4cm" svg:height="1.3cm" draw:z-index="0"><draw:image xlink:href="../../odt_eng/images/3024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6">The unit</text:span><text:span text:style-name="T3"> </text:span><text:span text:style-name="T6">implements the RS </text:span><text:span text:style-name="T8">trigger</text:span><text:span text:style-name="T6"> with set priority,</text:span><text:span text:style-name="T3"> </text:span><text:span text:style-name="T6">i.e.</text:span><text:span text:style-name="T3"> </text:span><text:span text:style-name="T6">if the level of</text:span><text:span text:style-name="T3"> </text:span><text:span text:style-name="T6">the logical one</text:span><text:span text:style-name="T3"> </text:span><text:span text:style-name="T6">is at the R and S inputs,</text:span><text:span text:style-name="T3"> </text:span><text:span text:style-name="T6">then the output</text:span><text:span text:style-name="T3"> </text:span><text:span text:style-name="T6">will take the logical one value:</text:span></text:p>
            <text:p text:style-name="P4"><text:span text:style-name="T3"><draw:frame draw:style-name="fr3" draw:name="Объект1" text:anchor-type="as-char" svg:width="9.634cm" svg:height="2.09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</text:span></text:p>
            <text:p text:style-name="Text_20_body"><text:span text:style-name="T3">where</text:span> <draw:frame draw:style-name="fr3" draw:name="Object1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6">is for the unit output signal</text:span>,<draw:frame draw:style-name="fr3" draw:name="Object3" text:anchor-type="as-char" svg:width="2.096cm" svg:height="0.564cm" draw:z-index="0"><draw:object xlink:href="./Object 4" xlink:type="simple" xlink:show="embed" xlink:actuate="onLoad"/><draw:image xlink:href="./ObjectReplacements/Object 4" xlink:type="simple" xlink:show="embed" xlink:actuate="onLoad"/></draw:frame><text:span text:style-name="T6">is for the value of</text:span><text:span text:style-name="T3"> </text:span><text:span text:style-name="T6">the output signal at previous</text:span><text:span text:style-name="T3"> </text:span><text:span text:style-name="T6">time step</text:span><text:span text:style-name="T3"> </text:span><text:span text:style-name="T6">of integration</text:span>,<draw:frame draw:style-name="fr3" draw:name="Object2" text:anchor-type="as-char" svg:width="2.535cm" svg:height="0.621cm" draw:z-index="0"><draw:object xlink:href="./Object 3" xlink:type="simple" xlink:show="embed" xlink:actuate="onLoad"/><draw:image xlink:href="./ObjectReplacements/Object 3" xlink:type="simple" xlink:show="embed" xlink:actuate="onLoad"/></draw:frame><text:span text:style-name="T6">are for the first</text:span><text:span text:style-name="T3"> </text:span><text:span text:style-name="T6">and second</text:span><text:span text:style-name="T3"> </text:span><text:span text:style-name="T6">input signals</text:span><text:span text:style-name="T3"> </text:span><text:span text:style-name="T6">of the unit (from the English words </text:span><text:span text:style-name="T7">Set (S)</text:span><text:span text:style-name="T3"> </text:span><text:span text:style-name="T6">and</text:span><text:span text:style-name="T3"> </text:span><text:span text:style-name="T7">Reset</text:span><text:span text:style-name="T3"> </text:span><text:span text:style-name="T7">(R)</text:span><text:span text:style-name="T6">, respectively).</text:span><text:span text:style-name="T3"> </text:span></text:p>
            <text:p text:style-name="Text_20_body"><text:span text:style-name="T4">Properties</text:span>:</text:p>
            <text:list xml:id="list20039439739303425" text:style-name="L1">
              <text:list-item>
                <text:p text:style-name="P5"><text:span text:style-name="T6">Initial conditions</text:span> – <text:span text:style-name="T6">the initial</text:span> <text:span text:style-name="T6">output values.</text:span></text:p>
              </text:list-item>
              <text:list-item>
                <text:p text:style-name="P5"><text:span text:style-name="T6">Add an</text:span> <text:span text:style-name="T6">inverted</text:span> <text:span text:style-name="T6">output </text:span>– <text:span text:style-name="T6">indicates</text:span> <text:span text:style-name="T6">the presence of</text:span> <text:span text:style-name="T6">an inverted</text:span> <text:span text:style-name="T6">output.</text:span></text:p>
              </text:list-item>
            </text:list>
            <text:p text:style-name="Text_20_body"><text:span text:style-name="T4">Note</text:span><text:span text:style-name="T1">:</text:span> <text:span text:style-name="T9">The</text:span><text:span text:style-name="T2"> </text:span><text:span text:style-name="T9">trigger (trigger system) </text:span><text:span text:style-name="T2">— </text:span><text:span text:style-name="T9">a class of electronic devices</text:span><text:span text:style-name="T2"> </text:span><text:span text:style-name="T9">that are able to</text:span><text:span text:style-name="T2"> </text:span><text:span text:style-name="T9">be</text:span><text:span text:style-name="T2"> </text:span><text:span text:style-name="T9">in one of</text:span><text:span text:style-name="T2"> </text:span><text:span text:style-name="T9">two stable</text:span><text:span text:style-name="T2"> </text:span><text:span text:style-name="T9">states durably, and</text:span><text:span text:style-name="T2"> </text:span><text:span text:style-name="T9">rotate them</text:span><text:span text:style-name="T2"> d</text:span><text:span text:style-name="T5">ue to</text:span><text:span text:style-name="T9"> external</text:span><text:span text:style-name="T2"> </text:span><text:span text:style-name="T9">signals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RS-триггер с приоритетом по установке</dc:title>
    <dc:date>2012-03-05T21:05:36.65</dc:date>
    <meta:editing-cycles>113</meta:editing-cycles>
    <meta:editing-duration>PT2H45M19S</meta:editing-duration>
    <dc:creator>Александр </dc:creator>
    <meta:document-statistic meta:table-count="1" meta:image-count="2" meta:object-count="4" meta:page-count="1" meta:paragraph-count="12" meta:word-count="137" meta:character-count="74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row>
                  <math:mi>y</math:mi>
                  <math:mrow>
                    <math:mo math:stretchy="false">(</math:mo>
                    <math:mrow>
                      <math:mrow>
                        <math:mi>t</math:mi>
                        <math:mo math:stretchy="false">−</math:mo>
                        <math:mo math:stretchy="false">Δ</math:mo>
                      </math:mrow>
                      <math:mi>t</math:mi>
                    </math:mrow>
                    <math:mo math:stretchy="false">)</math:mo>
                  </math:mrow>
                  <math:mi>,</math:mi>
                  <math:mi/>
                  <math:mi math:fontstyle="italic">if</math:mi>
                  <math:msub>
                    <math:mi>u</math:mi>
                    <math:mi>S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,</math:mn>
                  </math:mrow>
                  <math:mi/>
                  <math:mtext>and</math:mtext>
                  <math:mi/>
                  <math:msub>
                    <math:mi>u</math:mi>
                    <math:mi>R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</math:mn>
                  </math:mrow>
                  <math:mi>;</math:mi>
                </math:mrow>
              </math:mrow>
            </math:mtr>
            <math:mtr>
              <math:mrow>
                <math:mrow>
                  <math:mn>1,</math:mn>
                  <math:mi/>
                  <math:mi math:fontstyle="italic">if</math:mi>
                  <math:msub>
                    <math:mi>u</math:mi>
                    <math:mi>S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</math:mn>
                  </math:mrow>
                  <math:mi>;</math:mi>
                </math:mrow>
              </math:mrow>
            </math:mtr>
            <math:mtr>
              <math:mrow>
                <math:mrow>
                  <math:mn>0,</math:mn>
                  <math:mi/>
                  <math:mi math:fontstyle="italic">if</math:mi>
                  <math:msub>
                    <math:mi>u</math:mi>
                    <math:mi>S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,</math:mn>
                  </math:mrow>
                  <math:mi/>
                  <math:mi>и</math:mi>
                  <math:mi/>
                  <math:msub>
                    <math:mi>u</math:mi>
                    <math:mi>R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</math:mn>
                  </math:mrow>
                  <math:mi>;</math:mi>
                </math:mrow>
              </math:mrow>
            </math:mtr>
          </math:mtable>
        </math:mrow>
      </math:mrow>
    </math:mrow>
    <math:annotation math:encoding="StarMath 5.0">y(t) = left lbrace stack{
alignl y(t- %DELTA t), ~ if u_S(t) = 0, ~"and" ~u_R(t) = 0; #
alignl 1, ~ if u_S(t) = 1;  #
alignl 0, ~ if u_S(t) = 0, ~и ~u_R(t) = 1; }
right none
</math:annotation>
  </math:semantics>
</math: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i>S</mi>
      </msub>
      <mrow>
        <mo stretchy="false">(</mo>
        <mrow>
          <mi>t</mi>
        </mrow>
        <mo stretchy="false">)</mo>
      </mrow>
      <mi>,</mi>
      <msub>
        <mi>u</mi>
        <mi>R</mi>
      </msub>
      <mrow>
        <mo stretchy="false">(</mo>
        <mrow>
          <mi>t</mi>
        </mrow>
        <mo stretchy="false">)</mo>
      </mrow>
    </mrow>
    <annotation encoding="StarMath 5.0">u_S(t), u_R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y(t- %DELTA t)</annotation>
  </semantics>
</math>
</file>